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55cm" fo:min-width="0cm"/>
    </style:style>
    <style:style style:name="gr2" style:family="graphic" style:parent-style-name="objectwithoutfill">
      <style:graphic-properties svg:stroke-width="0.051cm" draw:marker-start-width="0.356cm" draw:marker-end="Arrow" draw:marker-end-width="0.153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424cm"/>
    </style:style>
    <style:style style:name="gr4" style:family="graphic" style:parent-style-name="standard">
      <style:graphic-properties draw:stroke="none" svg:stroke-color="#000000" draw:fill="none" draw:fill-color="#ffffff" fo:min-height="0.28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0pt" fo:font-weight="350" style:font-size-asian="18pt" style:font-size-complex="18pt"/>
    </style:style>
    <style:style style:name="T1" style:family="text">
      <style:text-properties style:font-name="Fira Sans Book1" fo:font-size="10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431cm" svg:x="1.719cm" svg:y="2.1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91cm" svg:y1="2.561cm" svg:x2="1.91cm" svg:y2="4.11cm">
            <text:p/>
          </draw:line>
          <draw:frame draw:style-name="gr3" draw:text-style-name="P3" draw:layer="layout" svg:width="1.624cm" svg:height="0.674cm" svg:x="1.089cm" svg:y="4.032cm">
            <draw:text-box>
              <text:p><text:span text:style-name="T1">Weight</text:span></text:p>
            </draw:text-box>
          </draw:frame>
          <draw:frame draw:style-name="gr3" draw:text-style-name="P3" draw:layer="layout" svg:width="2.686cm" svg:height="0.674cm" svg:x="0.589cm" svg:y="0.232cm">
            <draw:text-box>
              <text:p><text:span text:style-name="T1">Normal Force</text:span></text:p>
            </draw:text-box>
          </draw:frame>
          <draw:line draw:style-name="gr2" draw:text-style-name="P2" draw:layer="layout" svg:x1="1.918cm" svg:y1="2.373cm" svg:x2="1.918cm" svg:y2="0.824cm">
            <text:p/>
          </draw:line>
          <draw:line draw:style-name="gr2" draw:text-style-name="P2" draw:layer="layout" svg:x1="1.952cm" svg:y1="2.415cm" svg:x2="2.968cm" svg:y2="2.415cm">
            <text:p/>
          </draw:line>
          <draw:frame draw:style-name="gr4" draw:text-style-name="P3" draw:layer="layout" svg:width="1.821cm" svg:height="0.674cm" svg:x="1.989cm" svg:y="1.732cm">
            <draw:text-box>
              <text:p><text:span text:style-name="T1">Friction</text:span></text:p>
            </draw:text-box>
          </draw:frame>
          <draw:line draw:style-name="gr2" draw:text-style-name="P2" draw:layer="layout" svg:x1="1.563cm" svg:y1="1.707cm" svg:x2="0.547cm" svg:y2="1.707cm">
            <text:p/>
          </draw:line>
          <draw:frame draw:style-name="gr4" draw:text-style-name="P3" draw:layer="layout" svg:width="1.821cm" svg:height="0.674cm" svg:x="0.09cm" svg:y="1.632cm">
            <draw:text-box>
              <text:p><text:span text:style-name="T1">Velocit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32:04.457418383</meta:creation-date>
    <dc:date>2017-10-10T14:22:23.132979676</dc:date>
    <meta:editing-duration>PT9M14S</meta:editing-duration>
    <meta:editing-cycles>4</meta:editing-cycles>
    <meta:generator>LibreOffice/5.1.6.2$Linux_X86_64 LibreOffice_project/10m0$Build-2</meta:generator>
    <meta:document-statistic meta:object-count="10"/>
  </office:meta>
</office:document-meta>
</file>